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P2" style:family="paragraph" style:parent-style-name="Textkörper_20_Einrückung_20_Organon" style:list-style-name="L2"/>
    <style:style style:name="P3" style:family="paragraph" style:parent-style-name="Textkörper_20_Einrückung_20_Organon">
      <style:paragraph-properties fo:margin-left="0cm" fo:margin-right="0cm" fo:text-indent="0cm" style:auto-text-indent="false"/>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8">
        <text:h text:style-name="Heading_20_3" text:outline-level="3">Design</text:h>
        <text:p text:style-name="Textkörper_20_Einrückung_20_Organon"/>
        <text:p text:style-name="Textkörper_20_Einrückung_20_Organon">Die Design-Einstellungen besitzen drei Spalten:</text:p>
        <text:list xml:id="list5555476794188754470" text:style-name="L1">
          <text:list-item>
            <text:p text:style-name="P1">Farbauswahl</text:p>
          </text:list-item>
          <text:list-item>
            <text:p text:style-name="P1">Auswahl des Designs</text:p>
          </text:list-item>
          <text:list-item>
            <text:p text:style-name="P1">Verwalten der Designs</text:p>
          </text:list-item>
        </text:list>
        <text:p text:style-name="P3"/>
        <text:p text:style-name="Textkörper_20_Einrückung_20_Organon">In der Spalte mit der Farbauswahl können die Farben für den jeweiligen Eintrag angepaßt werden. Die Änderung ist nicht permanent und geht mit der Auswahl eines Designs oder dem Schließen von Office verloren.</text:p>
        <text:p text:style-name="Textkörper_20_Einrückung_20_Organon">Um die Bearbeitung zu speichern, muß ein neues Design angelegt werden. Dazu gibt man einen noch nicht vorhanden Namen in das Textfeld ein und wählt „Neues Design“.</text:p>
        <text:p text:style-name="Textkörper_20_Einrückung_20_Organon"/>
        <text:p text:style-name="Textkörper_20_Einrückung_20_Organon">In der mittleren Spalte werden die Designs umgeschaltet. Änderungen werden sofort sichtbar.</text:p>
        <text:p text:style-name="Textkörper_20_Einrückung_20_Organon"/>
        <text:p text:style-name="Textkörper_20_Einrückung_20_Organon">In der rechten Spalte werden die Designs verwaltet:</text:p>
        <text:p text:style-name="Textkörper_20_Einrückung_20_Organon"/>
        <text:list xml:id="list3799302290634805886" text:style-name="L2">
          <text:list-item>
            <text:p text:style-name="P2"><text:span text:style-name="T1">Neues Design</text:span> legt ein neues Design mit den aktuellen Farben an. Um ein neues Design zu erstellen, kann ein beliebiges anderes gewählt und verändert werden (die Änderungen werden für das gewählte Design nicht gespeichert). Erst mit dem Erstellen eines neuen Designs werden die Änderungen permanent.</text:p>
          </text:list-item>
          <text:list-item>
            <text:p text:style-name="P2"><text:span text:style-name="T1">Löschen</text:span>: Löscht das ausgewählte Design</text:p>
          </text:list-item>
          <text:list-item>
            <text:p text:style-name="P2"><text:span text:style-name="T1">Export</text:span>: Exportiert eine .json Datei mit beliebigem Namen an einen beliebigen Ort. Die Datei kann als Backup oder zum Austausch mit anderen Office Installationen genutzt werden, also etwa, um das Design zwischen Laptop und Desktop Rechner auszutauschen. Die Datei ist zwischen LO und OO austauschbar.</text:p>
          </text:list-item>
          <text:list-item>
            <text:p text:style-name="P2"><text:span text:style-name="T1">Import</text:span>: Importiert eine .json Design Datei. Designs gleichen Namens werden auf ihre Übereinstimmung überprüft. Bei vollständiger Gleichheit wird das Design nicht importiert, anders wird die Datei mit dem Namenszusatz „_old“ versehe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3" meta:word-count="226" meta:character-count="1490"/>
    <dc:date>2015-05-18T16:06:58.07</dc:date>
    <meta:editing-duration>P0D</meta:editing-duration>
    <meta:editing-cycles>1</meta:editing-cycles>
    <meta:generator>OpenOffice/4.1.1$Win32 OpenOffice.org_project/411m6$Build-9775</meta:generator>
  </office:meta>
</office:document-meta>
</file>